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200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break-before="auto" fo:line-height="200%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break-before="auto" fo:line-height="200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2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text-indent="1.27cm" fo:line-height="200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text-indent="0cm" fo:line-height="200%" fo:margin-left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7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Sunny</text:span><text:span text:style-name="T1_2"><text:s/></text:span><text:span text:style-name="T1_3">Patel</text:span></text:p>
      <text:p text:style-name="P2"><text:span text:style-name="T2_1">Communications</text:span><text:span text:style-name="T2_2"><text:s/>310</text:span></text:p>
      <text:p text:style-name="P3"><text:span text:style-name="T3_1">Chapter</text:span><text:span text:style-name="T3_2"><text:s/>6<text:s/></text:span><text:span text:style-name="T3_3">Reaction</text:span></text:p>
      <text:p text:style-name="P4"/>
      <text:p text:style-name="P5"><text:span text:style-name="T5_1">When</text:span><text:span text:style-name="T5_2"><text:s/></text:span><text:span text:style-name="T5_3">trying</text:span><text:span text:style-name="T5_4"><text:s/></text:span><text:span text:style-name="T5_5">to</text:span><text:span text:style-name="T5_6"><text:s/></text:span><text:span text:style-name="T5_7">communicate</text:span><text:span text:style-name="T5_8"><text:s/></text:span><text:span text:style-name="T5_9">a</text:span><text:span text:style-name="T5_10"><text:s/></text:span><text:span text:style-name="T5_11">concept</text:span><text:span text:style-name="T5_12"><text:s/></text:span><text:span text:style-name="T5_13">with</text:span><text:span text:style-name="T5_14"><text:s/></text:span><text:span text:style-name="T5_15">a</text:span><text:span text:style-name="T5_16"><text:s/></text:span><text:span text:style-name="T5_17">individual</text:span><text:span text:style-name="T5_18"><text:s/></text:span><text:span text:style-name="T5_19">or</text:span><text:span text:style-name="T5_20"><text:s/></text:span><text:span text:style-name="T5_21">group</text:span><text:span text:style-name="T5_22"><text:s/></text:span><text:span text:style-name="T5_23">about</text:span><text:span text:style-name="T5_24"><text:s/></text:span><text:span text:style-name="T5_25">a</text:span><text:span text:style-name="T5_26"><text:s/></text:span><text:span text:style-name="T5_27">particular</text:span><text:span text:style-name="T5_28"><text:s/></text:span><text:span text:style-name="T5_29">subject</text:span><text:span text:style-name="T5_30"><text:s/></text:span><text:span text:style-name="T5_31">it</text:span><text:span text:style-name="T5_32"><text:s/></text:span><text:span text:style-name="T5_33">is</text:span><text:span text:style-name="T5_34"><text:s/></text:span><text:span text:style-name="T5_35">important</text:span><text:span text:style-name="T5_36"><text:s/></text:span><text:span text:style-name="T5_37">to</text:span><text:span text:style-name="T5_38"><text:s/></text:span><text:span text:style-name="T5_39">conduct</text:span><text:span text:style-name="T5_40"><text:s/></text:span><text:span text:style-name="T5_41">many</text:span><text:span text:style-name="T5_42"><text:s/></text:span><text:span text:style-name="T5_43">levels</text:span><text:span text:style-name="T5_44"><text:s/></text:span><text:span text:style-name="T5_45">of</text:span><text:span text:style-name="T5_46"><text:s/></text:span><text:span text:style-name="T5_47">research</text:span><text:span text:style-name="T5_48"><text:s/></text:span><text:span text:style-name="T5_49">to</text:span><text:span text:style-name="T5_50"><text:s/></text:span><text:span text:style-name="T5_51">strongly</text:span><text:span text:style-name="T5_52"><text:s/></text:span><text:span text:style-name="T5_53">support</text:span><text:span text:style-name="T5_54"><text:s/></text:span><text:span text:style-name="T5_55">your</text:span><text:span text:style-name="T5_56"><text:s/></text:span><text:span text:style-name="T5_57">idea</text:span><text:span text:style-name="T5_58">.<text:s text:c="2"/></text:span><text:span text:style-name="T5_59">To</text:span><text:span text:style-name="T5_60"><text:s/></text:span><text:span text:style-name="T5_61">begin</text:span><text:span text:style-name="T5_62">,<text:s/></text:span><text:span text:style-name="T5_63">you</text:span><text:span text:style-name="T5_64"><text:s/></text:span><text:span text:style-name="T5_65">need</text:span><text:span text:style-name="T5_66"><text:s/></text:span><text:span text:style-name="T5_67">to</text:span><text:span text:style-name="T5_68"><text:s/></text:span><text:span text:style-name="T5_69">know</text:span><text:span text:style-name="T5_70"><text:s/></text:span><text:span text:style-name="T5_71">who</text:span><text:span text:style-name="T5_72"><text:s/></text:span><text:span text:style-name="T5_73">your</text:span><text:span text:style-name="T5_74"><text:s/></text:span><text:span text:style-name="T5_75">target</text:span><text:span text:style-name="T5_76"><text:s/></text:span><text:span text:style-name="T5_77">audience</text:span><text:span text:style-name="T5_78"><text:s/></text:span><text:span text:style-name="T5_79">will</text:span><text:span text:style-name="T5_80"><text:s/></text:span><text:span text:style-name="T5_81">be</text:span><text:span text:style-name="T5_82">,<text:s/></text:span><text:span text:style-name="T5_83">what</text:span><text:span text:style-name="T5_84"><text:s/></text:span><text:span text:style-name="T5_85">your</text:span><text:span text:style-name="T5_86"><text:s/></text:span><text:span text:style-name="T5_87">goals</text:span><text:span text:style-name="T5_88"><text:s/></text:span><text:span text:style-name="T5_89">for</text:span><text:span text:style-name="T5_90"><text:s/></text:span><text:span text:style-name="T5_91">the</text:span><text:span text:style-name="T5_92"><text:s/></text:span><text:span text:style-name="T5_93">audience</text:span><text:span text:style-name="T5_94">,<text:s/></text:span><text:span text:style-name="T5_95">what</text:span><text:span text:style-name="T5_96"><text:s/></text:span><text:span text:style-name="T5_97">do</text:span><text:span text:style-name="T5_98"><text:s/></text:span><text:span text:style-name="T5_99">you</text:span><text:span text:style-name="T5_100"><text:s/></text:span><text:span text:style-name="T5_101">already</text:span><text:span text:style-name="T5_102"><text:s/></text:span><text:span text:style-name="T5_103">know</text:span><text:span text:style-name="T5_104"><text:s/></text:span><text:span text:style-name="T5_105">about</text:span><text:span text:style-name="T5_106"><text:s/></text:span><text:span text:style-name="T5_107">the</text:span><text:span text:style-name="T5_108"><text:s/></text:span><text:span text:style-name="T5_109">subject</text:span><text:span text:style-name="T5_110"><text:s/></text:span><text:span text:style-name="T5_111">you</text:span><text:span text:style-name="T5_112"><text:s/></text:span><text:span text:style-name="T5_113">are</text:span><text:span text:style-name="T5_114"><text:s/></text:span><text:span text:style-name="T5_115">trying</text:span><text:span text:style-name="T5_116"><text:s/></text:span><text:span text:style-name="T5_117">to</text:span><text:span text:style-name="T5_118"><text:s/></text:span><text:span text:style-name="T5_119">present</text:span><text:span text:style-name="T5_120">,<text:s/></text:span><text:span text:style-name="T5_121">make</text:span><text:span text:style-name="T5_122"><text:s/></text:span><text:span text:style-name="T5_123">a</text:span><text:span text:style-name="T5_124"><text:s/></text:span><text:span text:style-name="T5_125">realistic</text:span><text:span text:style-name="T5_126"><text:s/></text:span><text:span text:style-name="T5_127">schedule</text:span><text:span text:style-name="T5_128"><text:s/>&amp;<text:s/></text:span><text:span text:style-name="T5_129">budget</text:span><text:span text:style-name="T5_130"><text:s/></text:span><text:span text:style-name="T5_131">plan</text:span><text:span text:style-name="T5_132">,<text:s/></text:span><text:span text:style-name="T5_133">what</text:span><text:span text:style-name="T5_134"><text:s/></text:span><text:span text:style-name="T5_135">information</text:span><text:span text:style-name="T5_136"><text:s/></text:span><text:span text:style-name="T5_137">are</text:span><text:span text:style-name="T5_138"><text:s/></text:span><text:span text:style-name="T5_139">you</text:span><text:span text:style-name="T5_140"><text:s/></text:span><text:span text:style-name="T5_141">looking</text:span><text:span text:style-name="T5_142"><text:s/></text:span><text:span text:style-name="T5_143">to</text:span><text:span text:style-name="T5_144"><text:s/></text:span><text:span text:style-name="T5_145">present</text:span><text:span text:style-name="T5_146"><text:s/></text:span><text:span text:style-name="T5_147">to</text:span><text:span text:style-name="T5_148"><text:s/></text:span><text:span text:style-name="T5_149">them</text:span><text:span text:style-name="T5_150">,<text:s/></text:span><text:span text:style-name="T5_151">find</text:span><text:span text:style-name="T5_152"><text:s/></text:span><text:span text:style-name="T5_153">any</text:span><text:span text:style-name="T5_154"><text:s/></text:span><text:span text:style-name="T5_155">more</text:span><text:span text:style-name="T5_156"><text:s/></text:span><text:span text:style-name="T5_157">information</text:span><text:span text:style-name="T5_158"><text:s/></text:span><text:span text:style-name="T5_159">you</text:span><text:span text:style-name="T5_160"><text:s/></text:span><text:span text:style-name="T5_161">need</text:span><text:span text:style-name="T5_162"><text:s/></text:span><text:span text:style-name="T5_163">gather</text:span><text:span text:style-name="T5_164">,<text:s/></text:span><text:span text:style-name="T5_165">make</text:span><text:span text:style-name="T5_166"><text:s/></text:span><text:span text:style-name="T5_167">a</text:span><text:span text:style-name="T5_168"><text:s/></text:span><text:span text:style-name="T5_169">list</text:span><text:span text:style-name="T5_170"><text:s/></text:span><text:span text:style-name="T5_171">for</text:span><text:span text:style-name="T5_172"><text:s/></text:span><text:span text:style-name="T5_173">yourself</text:span><text:span text:style-name="T5_174"><text:s/></text:span><text:span text:style-name="T5_175">to</text:span><text:span text:style-name="T5_176"><text:s/></text:span><text:span text:style-name="T5_177">keep</text:span><text:span text:style-name="T5_178"><text:s/></text:span><text:span text:style-name="T5_179">yourself</text:span><text:span text:style-name="T5_180"><text:s/></text:span><text:span text:style-name="T5_181">focused</text:span><text:span text:style-name="T5_182">,<text:s/></text:span><text:span text:style-name="T5_183">to</text:span><text:span text:style-name="T5_184"><text:s/></text:span><text:span text:style-name="T5_185">gather</text:span><text:span text:style-name="T5_186"><text:s/></text:span><text:span text:style-name="T5_187">more</text:span><text:span text:style-name="T5_188"><text:s/></text:span><text:span text:style-name="T5_189">information</text:span><text:span text:style-name="T5_190"><text:s/></text:span><text:span text:style-name="T5_191">you</text:span><text:span text:style-name="T5_192"><text:s/></text:span><text:span text:style-name="T5_193">can</text:span><text:span text:style-name="T5_194"><text:s/></text:span><text:span text:style-name="T5_195">conduct</text:span><text:span text:style-name="T5_196"><text:s/></text:span><text:span text:style-name="T5_197">secondary</text:span><text:span text:style-name="T5_198"><text:s/></text:span><text:span text:style-name="T5_199">research</text:span><text:span text:style-name="T5_200"><text:s/></text:span><text:span text:style-name="T5_201">which</text:span><text:span text:style-name="T5_202"><text:s/></text:span><text:span text:style-name="T5_203">consists</text:span><text:span text:style-name="T5_204"><text:s/></text:span><text:span text:style-name="T5_205">of</text:span><text:span text:style-name="T5_206"><text:s/></text:span><text:span text:style-name="T5_207">studying</text:span><text:span text:style-name="T5_208"><text:s/></text:span><text:span text:style-name="T5_209">journals</text:span><text:span text:style-name="T5_210">,<text:s/></text:span><text:span text:style-name="T5_211">articles</text:span><text:span text:style-name="T5_212">,<text:s/></text:span><text:span text:style-name="T5_213">books</text:span><text:span text:style-name="T5_214">,<text:s/></text:span><text:span text:style-name="T5_215">academic</text:span><text:span text:style-name="T5_216"><text:s/></text:span><text:span text:style-name="T5_217">articles</text:span><text:span text:style-name="T5_218">,<text:s/></text:span><text:span text:style-name="T5_219">then</text:span><text:span text:style-name="T5_220"><text:s/></text:span><text:span text:style-name="T5_221">conduct</text:span><text:span text:style-name="T5_222"><text:s/></text:span><text:span text:style-name="T5_223">primary</text:span><text:span text:style-name="T5_224"><text:s/></text:span><text:span text:style-name="T5_225">research</text:span><text:span text:style-name="T5_226"><text:s/></text:span><text:span text:style-name="T5_227">which</text:span><text:span text:style-name="T5_228"><text:s/></text:span><text:span text:style-name="T5_229">consists</text:span><text:span text:style-name="T5_230"><text:s/></text:span><text:span text:style-name="T5_231">of</text:span><text:span text:style-name="T5_232"><text:s/></text:span><text:span text:style-name="T5_233">gathering</text:span><text:span text:style-name="T5_234"><text:s/></text:span><text:span text:style-name="T5_235">company</text:span><text:span text:style-name="T5_236"><text:s/></text:span><text:span text:style-name="T5_237">records</text:span><text:span text:style-name="T5_238">,<text:s/></text:span><text:span text:style-name="T5_239">interviews</text:span><text:span text:style-name="T5_240">,<text:s/></text:span><text:span text:style-name="T5_241">questionnaires</text:span><text:span text:style-name="T5_242">,<text:s/></text:span><text:span text:style-name="T5_243">check</text:span><text:span text:style-name="T5_244"><text:s/></text:span><text:span text:style-name="T5_245">the</text:span><text:span text:style-name="T5_246"><text:s/></text:span><text:span text:style-name="T5_247">information</text:span><text:span text:style-name="T5_248"><text:s/></text:span><text:span text:style-name="T5_249">for</text:span><text:span text:style-name="T5_250"><text:s/></text:span><text:span text:style-name="T5_251">consistency</text:span><text:span text:style-name="T5_252">,<text:s/></text:span><text:span text:style-name="T5_253">and</text:span><text:span text:style-name="T5_254"><text:s/></text:span><text:span text:style-name="T5_255">accuracy</text:span><text:span text:style-name="T5_256">,<text:s/></text:span><text:span text:style-name="T5_257">finally</text:span><text:span text:style-name="T5_258"><text:s/></text:span><text:span text:style-name="T5_259">do</text:span><text:span text:style-name="T5_260"><text:s/></text:span><text:span text:style-name="T5_261">more</text:span><text:span text:style-name="T5_262"><text:s/></text:span><text:span text:style-name="T5_263">research</text:span><text:span text:style-name="T5_264">.<text:s text:c="2"/></text:span><text:span text:style-name="T5_265">Today</text:span><text:span text:style-name="T5_266">,<text:s/></text:span><text:span text:style-name="T5_267">most</text:span><text:span text:style-name="T5_268"><text:s/></text:span><text:span text:style-name="T5_269">of</text:span><text:span text:style-name="T5_270"><text:s/></text:span><text:span text:style-name="T5_271">our</text:span><text:span text:style-name="T5_272"><text:s/></text:span><text:span text:style-name="T5_273">research</text:span><text:span text:style-name="T5_274"><text:s/></text:span><text:span text:style-name="T5_275">can</text:span><text:span text:style-name="T5_276"><text:s/></text:span><text:span text:style-name="T5_277">be</text:span><text:span text:style-name="T5_278"><text:s/></text:span><text:span text:style-name="T5_279">conducted</text:span><text:span text:style-name="T5_280"><text:s/></text:span><text:span text:style-name="T5_281">via</text:span><text:span text:style-name="T5_282"><text:s/></text:span><text:span text:style-name="T5_283">the</text:span><text:span text:style-name="T5_284"><text:s/></text:span><text:span text:style-name="T5_285">internet</text:span><text:span text:style-name="T5_286">,<text:s/></text:span><text:span text:style-name="T5_287">thus</text:span><text:span text:style-name="T5_288"><text:s/></text:span><text:span text:style-name="T5_289">it</text:span><text:span text:style-name="T5_290"><text:s/></text:span><text:span text:style-name="T5_291">is</text:span><text:span text:style-name="T5_292"><text:s/></text:span><text:span text:style-name="T5_293">important</text:span><text:span text:style-name="T5_294"><text:s/></text:span><text:span text:style-name="T5_295">that</text:span><text:span text:style-name="T5_296"><text:s/></text:span><text:span text:style-name="T5_297">we</text:span><text:span text:style-name="T5_298"><text:s/></text:span><text:span text:style-name="T5_299">have</text:span><text:span text:style-name="T5_300"><text:s/></text:span><text:span text:style-name="T5_301">access</text:span><text:span text:style-name="T5_302"><text:s/></text:span><text:span text:style-name="T5_303">to</text:span><text:span text:style-name="T5_304"><text:s/></text:span><text:span text:style-name="T5_305">credible</text:span><text:span text:style-name="T5_306"><text:s/></text:span><text:span text:style-name="T5_307">academic</text:span><text:span text:style-name="T5_308"><text:s/></text:span><text:span text:style-name="T5_309">resources</text:span><text:span text:style-name="T5_310">.<text:s text:c="2"/></text:span><text:span text:style-name="T5_311">It</text:span><text:span text:style-name="T5_312"><text:s/></text:span><text:span text:style-name="T5_313">is</text:span><text:span text:style-name="T5_314"><text:s/></text:span><text:span text:style-name="T5_315">important</text:span><text:span text:style-name="T5_316"><text:s/></text:span><text:span text:style-name="T5_317">to</text:span><text:span text:style-name="T5_318"><text:s/></text:span><text:span text:style-name="T5_319">make</text:span><text:span text:style-name="T5_320"><text:s/></text:span><text:span text:style-name="T5_321">sure</text:span><text:span text:style-name="T5_322"><text:s/></text:span><text:span text:style-name="T5_323">our</text:span><text:span text:style-name="T5_324"><text:s/></text:span><text:span text:style-name="T5_325">online</text:span><text:span text:style-name="T5_326"><text:s/></text:span><text:span text:style-name="T5_327">research</text:span><text:span text:style-name="T5_328"><text:s/></text:span><text:span text:style-name="T5_329">does</text:span><text:span text:style-name="T5_330"><text:s/></text:span><text:span text:style-name="T5_331">not</text:span><text:span text:style-name="T5_332"><text:s/></text:span><text:span text:style-name="T5_333">contain</text:span><text:span text:style-name="T5_334"><text:s/></text:span><text:span text:style-name="T5_335">any</text:span><text:span text:style-name="T5_336"><text:s/></text:span><text:span text:style-name="T5_337">biased</text:span><text:span text:style-name="T5_338"><text:s/></text:span><text:span text:style-name="T5_339">opinions</text:span><text:span text:style-name="T5_340"><text:s/></text:span><text:span text:style-name="T5_341">or</text:span><text:span text:style-name="T5_342"><text:s/></text:span><text:span text:style-name="T5_343">falsified</text:span><text:span text:style-name="T5_344"><text:s/></text:span><text:span text:style-name="T5_345">facts</text:span><text:span text:style-name="T5_346">.<text:s text:c="2"/></text:span><text:span text:style-name="T5_347">Once</text:span><text:span text:style-name="T5_348"><text:s/></text:span><text:span text:style-name="T5_349">you</text:span><text:span text:style-name="T5_350"><text:s/></text:span><text:span text:style-name="T5_351">have</text:span><text:span text:style-name="T5_352"><text:s/></text:span><text:span text:style-name="T5_353">all</text:span><text:span text:style-name="T5_354"><text:s/></text:span><text:span text:style-name="T5_355">the</text:span><text:span text:style-name="T5_356"><text:s/></text:span><text:span text:style-name="T5_357">information</text:span><text:span text:style-name="T5_358"><text:s/></text:span><text:span text:style-name="T5_359">you</text:span><text:span text:style-name="T5_360"><text:s/></text:span><text:span text:style-name="T5_361">could</text:span><text:span text:style-name="T5_362"><text:s/></text:span><text:span text:style-name="T5_363">find</text:span><text:span text:style-name="T5_364"><text:s/></text:span><text:span text:style-name="T5_365">from</text:span><text:span text:style-name="T5_366"><text:s/></text:span><text:span text:style-name="T5_367">your</text:span><text:span text:style-name="T5_368"><text:s/></text:span><text:span text:style-name="T5_369">secondary</text:span><text:span text:style-name="T5_370"><text:s/></text:span><text:span text:style-name="T5_371">research</text:span><text:span text:style-name="T5_372"><text:s/></text:span><text:span text:style-name="T5_373">it</text:span><text:span text:style-name="T5_374"><text:s/></text:span><text:span text:style-name="T5_375">is</text:span><text:span text:style-name="T5_376"><text:s/></text:span><text:span text:style-name="T5_377">another</text:span><text:span text:style-name="T5_378"><text:s/></text:span><text:span text:style-name="T5_379">challenge</text:span><text:span text:style-name="T5_380"><text:s/></text:span><text:span text:style-name="T5_381">to</text:span><text:span text:style-name="T5_382"><text:s/></text:span><text:span text:style-name="T5_383">organize</text:span><text:span text:style-name="T5_384">,<text:s/></text:span><text:span text:style-name="T5_385">sort</text:span><text:span text:style-name="T5_386">,<text:s/></text:span><text:span text:style-name="T5_387">check</text:span><text:span text:style-name="T5_388">,<text:s/></text:span><text:span text:style-name="T5_389">and</text:span><text:span text:style-name="T5_390"><text:s/></text:span><text:span text:style-name="T5_391">use</text:span><text:span text:style-name="T5_392"><text:s/></text:span><text:span text:style-name="T5_393">that</text:span><text:span text:style-name="T5_394"><text:s/></text:span><text:span text:style-name="T5_395">information</text:span><text:span text:style-name="T5_396">.</text:span></text:p>
      <text:p text:style-name="P6"/>
      <text:p text:style-name="P7"><text:span text:style-name="T7_1"><text:tab/></text:span><text:span text:style-name="T7_2">Ever</text:span><text:span text:style-name="T7_3"><text:s/></text:span><text:span text:style-name="T7_4">since</text:span><text:span text:style-name="T7_5"><text:s/></text:span><text:span text:style-name="T7_6">third</text:span><text:span text:style-name="T7_7"><text:s/></text:span><text:span text:style-name="T7_8">grade</text:span><text:span text:style-name="T7_9">,<text:s/></text:span><text:span text:style-name="T7_10">students</text:span><text:span text:style-name="T7_11"><text:s/></text:span><text:span text:style-name="T7_12">have</text:span><text:span text:style-name="T7_13"><text:s/></text:span><text:span text:style-name="T7_14">been</text:span><text:span text:style-name="T7_15"><text:s/></text:span><text:span text:style-name="T7_16">assigned</text:span><text:span text:style-name="T7_17"><text:s/></text:span><text:span text:style-name="T7_18">research</text:span><text:span text:style-name="T7_19"><text:s/></text:span><text:span text:style-name="T7_20">papers</text:span><text:span text:style-name="T7_21"><text:s/></text:span><text:span text:style-name="T7_22">in</text:span><text:span text:style-name="T7_23"><text:s/></text:span><text:span text:style-name="T7_24">at</text:span><text:span text:style-name="T7_25"><text:s/></text:span><text:span text:style-name="T7_26">least</text:span><text:span text:style-name="T7_27"><text:s/></text:span><text:span text:style-name="T7_28">one</text:span><text:span text:style-name="T7_29"><text:s/></text:span><text:span text:style-name="T7_30">class</text:span><text:span text:style-name="T7_31"><text:s/></text:span><text:span text:style-name="T7_32">every</text:span><text:span text:style-name="T7_33"><text:s/></text:span><text:span text:style-name="T7_34">year</text:span><text:span text:style-name="T7_35">.<text:s text:c="2"/></text:span><text:span text:style-name="T7_36">From</text:span><text:span text:style-name="T7_37"><text:s/></text:span><text:span text:style-name="T7_38">grade</text:span><text:span text:style-name="T7_39"><text:s/></text:span><text:span text:style-name="T7_40">school</text:span><text:span text:style-name="T7_41"><text:s/></text:span><text:span text:style-name="T7_42">through</text:span><text:span text:style-name="T7_43"><text:s/></text:span><text:span text:style-name="T7_44">high</text:span><text:span text:style-name="T7_45"><text:s/></text:span><text:span text:style-name="T7_46">school</text:span><text:span text:style-name="T7_47"><text:s/></text:span><text:span text:style-name="T7_48">and</text:span><text:span text:style-name="T7_49"><text:s/></text:span><text:span text:style-name="T7_50">even</text:span><text:span text:style-name="T7_51"><text:s/></text:span><text:span text:style-name="T7_52">some</text:span><text:span text:style-name="T7_53"><text:s/></text:span><text:span text:style-name="T7_54">of</text:span><text:span text:style-name="T7_55"><text:s/></text:span><text:span text:style-name="T7_56">my</text:span><text:span text:style-name="T7_57"><text:s/></text:span><text:span text:style-name="T7_58">early</text:span><text:span text:style-name="T7_59"><text:s/></text:span><text:span text:style-name="T7_60">years</text:span><text:span text:style-name="T7_61"><text:s/></text:span><text:span text:style-name="T7_62">of</text:span><text:span text:style-name="T7_63"><text:s/></text:span><text:span text:style-name="T7_64">college</text:span><text:span text:style-name="T7_65"><text:s/></text:span><text:span text:style-name="T7_66">I</text:span><text:span text:style-name="T7_67"><text:s/></text:span><text:span text:style-name="T7_68">have</text:span><text:span text:style-name="T7_69"><text:s/></text:span><text:span text:style-name="T7_70">been</text:span><text:span text:style-name="T7_71"><text:s/></text:span><text:span text:style-name="T7_72">writing</text:span><text:span text:style-name="T7_73"><text:s/></text:span><text:span text:style-name="T7_74">papers</text:span><text:span text:style-name="T7_75"><text:s/></text:span><text:span text:style-name="T7_76">doing</text:span><text:span text:style-name="T7_77"><text:s/></text:span><text:span text:style-name="T7_78">secondary</text:span><text:span text:style-name="T7_79"><text:s/></text:span><text:span text:style-name="T7_80">research</text:span><text:span text:style-name="T7_81"><text:s/></text:span><text:span text:style-name="T7_82">on</text:span><text:span text:style-name="T7_83"><text:s/></text:span><text:span text:style-name="T7_84">the</text:span><text:span text:style-name="T7_85"><text:s/></text:span><text:span text:style-name="T7_86">internet</text:span><text:span text:style-name="T7_87">,<text:s/></text:span><text:span text:style-name="T7_88">public</text:span><text:span text:style-name="T7_89"><text:s/></text:span><text:span text:style-name="T7_90">libraries</text:span><text:span text:style-name="T7_91">,<text:s/></text:span><text:span text:style-name="T7_92">school</text:span><text:span text:style-name="T7_93"><text:s/></text:span><text:span text:style-name="T7_94">libraries</text:span><text:span text:style-name="T7_95">,<text:s/></text:span><text:span text:style-name="T7_96">scholarly</text:span><text:span text:style-name="T7_97"><text:s/></text:span><text:span text:style-name="T7_98">journals</text:span><text:span text:style-name="T7_99">,<text:s/></text:span><text:span text:style-name="T7_100">and</text:span><text:span text:style-name="T7_101"><text:s/></text:span><text:span text:style-name="T7_102">sometimes</text:span><text:span text:style-name="T7_103"><text:s/></text:span><text:span text:style-name="T7_104">even</text:span><text:span text:style-name="T7_105"><text:s/></text:span><text:span text:style-name="T7_106">interviews</text:span><text:span text:style-name="T7_107">.<text:s text:c="2"/></text:span><text:span text:style-name="T7_108">Although</text:span><text:span text:style-name="T7_109"><text:s/></text:span><text:span text:style-name="T7_110">I</text:span><text:span text:style-name="T7_111"><text:s/></text:span><text:span text:style-name="T7_112">have</text:span><text:span text:style-name="T7_113"><text:s/></text:span><text:span text:style-name="T7_114">become</text:span><text:span text:style-name="T7_115"><text:s/></text:span><text:span text:style-name="T7_116">very</text:span><text:span text:style-name="T7_117"><text:s/></text:span><text:span text:style-name="T7_118">well</text:span><text:span text:style-name="T7_119"><text:s/></text:span><text:span text:style-name="T7_120">proficient</text:span><text:span text:style-name="T7_121"><text:s/></text:span><text:span text:style-name="T7_122">at</text:span><text:span text:style-name="T7_123"><text:s/></text:span><text:span text:style-name="T7_124">collecting</text:span><text:span text:style-name="T7_125"><text:s/></text:span><text:span text:style-name="T7_126">information</text:span><text:span text:style-name="T7_127"><text:s/></text:span><text:span text:style-name="T7_128">from</text:span><text:span text:style-name="T7_129"><text:s/></text:span><text:span text:style-name="T7_130">these</text:span><text:span text:style-name="T7_131"><text:s/></text:span><text:span text:style-name="T7_132">valuable</text:span><text:span text:style-name="T7_133"><text:s/></text:span><text:span text:style-name="T7_134">resources</text:span><text:span text:style-name="T7_135">,<text:s/></text:span><text:span text:style-name="T7_136">I</text:span><text:span text:style-name="T7_137"><text:s/></text:span><text:span text:style-name="T7_138">have</text:span><text:span text:style-name="T7_139"><text:s/></text:span><text:span text:style-name="T7_140">never</text:span><text:span text:style-name="T7_141"><text:s/></text:span><text:span text:style-name="T7_142">gotten</text:span><text:span text:style-name="T7_143"><text:s/></text:span><text:span text:style-name="T7_144">the</text:span><text:span text:style-name="T7_145"><text:s/></text:span><text:span text:style-name="T7_146">privilege</text:span><text:span text:style-name="T7_147"><text:s/></text:span><text:span text:style-name="T7_148">to</text:span><text:span text:style-name="T7_149"><text:s/></text:span><text:span text:style-name="T7_150">do</text:span><text:span text:style-name="T7_151"><text:s/></text:span><text:span text:style-name="T7_152">any</text:span><text:span text:style-name="T7_153"><text:s/></text:span><text:span text:style-name="T7_154">primary</text:span><text:span text:style-name="T7_155"><text:s/></text:span><text:span text:style-name="T7_156">research</text:span><text:span text:style-name="T7_157">.<text:s text:c="2"/></text:span><text:span text:style-name="T7_158">However</text:span><text:span text:style-name="T7_159"><text:s/></text:span><text:span text:style-name="T7_160">if</text:span><text:span text:style-name="T7_161"><text:s/></text:span><text:span text:style-name="T7_162">I</text:span><text:span text:style-name="T7_163"><text:s/></text:span><text:span text:style-name="T7_164">was</text:span><text:span text:style-name="T7_165"><text:s/></text:span><text:span text:style-name="T7_166">to</text:span><text:span text:style-name="T7_167"><text:s/></text:span><text:span text:style-name="T7_168">get</text:span><text:span text:style-name="T7_169"><text:s/></text:span><text:span text:style-name="T7_170">hands</text:span><text:span text:style-name="T7_171">-</text:span><text:span text:style-name="T7_172">on</text:span><text:span text:style-name="T7_173"><text:s/></text:span><text:span text:style-name="T7_174">experience</text:span><text:span text:style-name="T7_175"><text:s/></text:span><text:span text:style-name="T7_176">doing</text:span><text:span text:style-name="T7_177"><text:s/></text:span><text:span text:style-name="T7_178">primary</text:span><text:span text:style-name="T7_179"><text:s/></text:span><text:span text:style-name="T7_180">research</text:span><text:span text:style-name="T7_181"><text:s/></text:span><text:span text:style-name="T7_182">and</text:span><text:span text:style-name="T7_183"><text:s/></text:span><text:span text:style-name="T7_184">conducting</text:span><text:span text:style-name="T7_185"><text:s/></text:span><text:span text:style-name="T7_186">a</text:span><text:span text:style-name="T7_187"><text:s/></text:span><text:span text:style-name="T7_188">scientific</text:span><text:span text:style-name="T7_189"><text:s/></text:span><text:span text:style-name="T7_190">study</text:span><text:span text:style-name="T7_191"><text:s/></text:span><text:span text:style-name="T7_192">I</text:span><text:span text:style-name="T7_193"><text:s/></text:span><text:span text:style-name="T7_194">would</text:span><text:span text:style-name="T7_195"><text:s/></text:span><text:span text:style-name="T7_196">first</text:span><text:span text:style-name="T7_197"><text:s/></text:span><text:span text:style-name="T7_198">figure</text:span><text:span text:style-name="T7_199"><text:s/></text:span><text:span text:style-name="T7_200">out</text:span><text:span text:style-name="T7_201"><text:s/></text:span><text:span text:style-name="T7_202">which</text:span><text:span text:style-name="T7_203"><text:s/></text:span><text:span text:style-name="T7_204">questions</text:span><text:span text:style-name="T7_205"><text:s/></text:span><text:span text:style-name="T7_206">I</text:span><text:span text:style-name="T7_207"><text:s/></text:span><text:span text:style-name="T7_208">want</text:span><text:span text:style-name="T7_209"><text:s/></text:span><text:span text:style-name="T7_210">to</text:span><text:span text:style-name="T7_211"><text:s/></text:span><text:span text:style-name="T7_212">ask</text:span><text:span text:style-name="T7_213"><text:s/></text:span><text:span text:style-name="T7_214">and</text:span><text:span text:style-name="T7_215"><text:s/></text:span><text:span text:style-name="T7_216">who</text:span><text:span text:style-name="T7_217"><text:s/></text:span><text:span text:style-name="T7_218">do</text:span><text:span text:style-name="T7_219"><text:s/></text:span><text:span text:style-name="T7_220">I</text:span><text:span text:style-name="T7_221"><text:s/></text:span><text:span text:style-name="T7_222">want</text:span><text:span text:style-name="T7_223"><text:s/></text:span><text:span text:style-name="T7_224">to</text:span><text:span text:style-name="T7_225"><text:s/></text:span><text:span text:style-name="T7_226">present</text:span><text:span text:style-name="T7_227"><text:s/></text:span><text:span text:style-name="T7_228">this</text:span><text:span text:style-name="T7_229"><text:s/></text:span><text:span text:style-name="T7_230">to</text:span><text:span text:style-name="T7_231">.<text:s text:c="2"/></text:span><text:span text:style-name="T7_232">Presenting</text:span><text:span text:style-name="T7_233"><text:s/></text:span><text:span text:style-name="T7_234">to</text:span><text:span text:style-name="T7_235"><text:s/></text:span><text:span text:style-name="T7_236">a</text:span><text:span text:style-name="T7_237"><text:s/>5</text:span><text:span text:style-name="T7_238">th</text:span><text:span text:style-name="T7_239"><text:s/></text:span><text:span text:style-name="T7_240">grade</text:span><text:span text:style-name="T7_241"><text:s/></text:span><text:span text:style-name="T7_242">classroom</text:span><text:span text:style-name="T7_243"><text:s/></text:span><text:span text:style-name="T7_244">would</text:span><text:span text:style-name="T7_245"><text:s/></text:span><text:span text:style-name="T7_246">be</text:span><text:span text:style-name="T7_247"><text:s/></text:span><text:span text:style-name="T7_248">much</text:span><text:span text:style-name="T7_249"><text:s/></text:span><text:span text:style-name="T7_250">different</text:span><text:span text:style-name="T7_251"><text:s/></text:span><text:span text:style-name="T7_252">than</text:span><text:span text:style-name="T7_253"><text:s/></text:span><text:span text:style-name="T7_254">presenting</text:span><text:span text:style-name="T7_255"><text:s/></text:span><text:span text:style-name="T7_256">this</text:span><text:span text:style-name="T7_257"><text:s/></text:span><text:span text:style-name="T7_258">study</text:span><text:span text:style-name="T7_259"><text:s/></text:span><text:span text:style-name="T7_260">to</text:span><text:span text:style-name="T7_261"><text:s/></text:span><text:span text:style-name="T7_262">graduate</text:span><text:span text:style-name="T7_263"><text:s/></text:span><text:span text:style-name="T7_264">students</text:span><text:span text:style-name="T7_265"><text:s/></text:span><text:span text:style-name="T7_266">at</text:span><text:span text:style-name="T7_267"><text:s/></text:span><text:span text:style-name="T7_268">my</text:span><text:span text:style-name="T7_269"><text:s/></text:span><text:span text:style-name="T7_270">university</text:span><text:span text:style-name="T7_271">.<text:s text:c="2"/></text:span><text:span text:style-name="T7_272">Then</text:span><text:span text:style-name="T7_273"><text:s/></text:span><text:span text:style-name="T7_274">I</text:span><text:span text:style-name="T7_275"><text:s/></text:span><text:span text:style-name="T7_276">would</text:span><text:span text:style-name="T7_277"><text:s/></text:span><text:span text:style-name="T7_278">have</text:span><text:span text:style-name="T7_279"><text:s/></text:span><text:span text:style-name="T7_280">to</text:span><text:span text:style-name="T7_281"><text:s/></text:span><text:span text:style-name="T7_282">do</text:span><text:span text:style-name="T7_283"><text:s/></text:span><text:span text:style-name="T7_284">my</text:span><text:span text:style-name="T7_285"><text:s/></text:span><text:span text:style-name="T7_286">research</text:span><text:span text:style-name="T7_287"><text:s/></text:span><text:span text:style-name="T7_288">at</text:span><text:span text:style-name="T7_289"><text:s/></text:span><text:span text:style-name="T7_290">a</text:span><text:span text:style-name="T7_291"><text:s/></text:span><text:span text:style-name="T7_292">local</text:span><text:span text:style-name="T7_293"><text:s/></text:span><text:span text:style-name="T7_294">library</text:span><text:span text:style-name="T7_295"><text:s/></text:span><text:span text:style-name="T7_296">and</text:span><text:span text:style-name="T7_297"><text:s/></text:span><text:span text:style-name="T7_298">probably</text:span><text:span text:style-name="T7_299"><text:s/></text:span><text:span text:style-name="T7_300">a</text:span><text:span text:style-name="T7_301"><text:s/></text:span><text:span text:style-name="T7_302">few</text:span><text:span text:style-name="T7_303"><text:s/></text:span><text:span text:style-name="T7_304">more</text:span><text:span text:style-name="T7_305"><text:s/></text:span><text:span text:style-name="T7_306">sources</text:span><text:span text:style-name="T7_307">.<text:s text:c="2"/></text:span><text:span text:style-name="T7_308">After</text:span><text:span text:style-name="T7_309"><text:s/></text:span><text:span text:style-name="T7_310">that</text:span><text:span text:style-name="T7_311"><text:s/></text:span><text:span text:style-name="T7_312">conduct</text:span><text:span text:style-name="T7_313"><text:s/></text:span><text:span text:style-name="T7_314">my</text:span><text:span text:style-name="T7_315"><text:s/></text:span><text:span text:style-name="T7_316">primary</text:span><text:span text:style-name="T7_317"><text:s/></text:span><text:span text:style-name="T7_318">research</text:span><text:span text:style-name="T7_319"><text:s/></text:span><text:span text:style-name="T7_320">and</text:span><text:span text:style-name="T7_321"><text:s/></text:span><text:span text:style-name="T7_322">record</text:span><text:span text:style-name="T7_323"><text:s/></text:span><text:span text:style-name="T7_324">the</text:span><text:span text:style-name="T7_325"><text:s/></text:span><text:span text:style-name="T7_326">results</text:span><text:span text:style-name="T7_327">.<text:s text:c="2"/></text:span><text:span text:style-name="T7_328">Finally</text:span><text:span text:style-name="T7_329"><text:s/></text:span><text:span text:style-name="T7_330">analyze</text:span><text:span text:style-name="T7_331"><text:s/></text:span><text:span text:style-name="T7_332">my</text:span><text:span text:style-name="T7_333"><text:s/></text:span><text:span text:style-name="T7_334">findings</text:span><text:span text:style-name="T7_335"><text:s/></text:span><text:span text:style-name="T7_336">and</text:span><text:span text:style-name="T7_337"><text:s/></text:span><text:span text:style-name="T7_338">organize</text:span><text:span text:style-name="T7_339"><text:s/></text:span><text:span text:style-name="T7_340">them</text:span><text:span text:style-name="T7_341"><text:s/></text:span><text:span text:style-name="T7_342">in</text:span><text:span text:style-name="T7_343"><text:s/></text:span><text:span text:style-name="T7_344">a</text:span><text:span text:style-name="T7_345"><text:s/></text:span><text:span text:style-name="T7_346">presentable</text:span><text:span text:style-name="T7_347"><text:s/></text:span><text:span text:style-name="T7_348">fashion</text:span><text:span text:style-name="T7_349">.<text:s text:c="2"/></text:span><text:span text:style-name="T7_350">As</text:span><text:span text:style-name="T7_351"><text:s/></text:span><text:span text:style-name="T7_352">you</text:span><text:span text:style-name="T7_353"><text:s/></text:span><text:span text:style-name="T7_354">can</text:span><text:span text:style-name="T7_355"><text:s/></text:span><text:span text:style-name="T7_356">see</text:span><text:span text:style-name="T7_357"><text:s/></text:span><text:span text:style-name="T7_358">good</text:span><text:span text:style-name="T7_359"><text:s/></text:span><text:span text:style-name="T7_360">research</text:span><text:span text:style-name="T7_361"><text:s/></text:span><text:span text:style-name="T7_362">techniques</text:span><text:span text:style-name="T7_363"><text:s/></text:span><text:span text:style-name="T7_364">are</text:span><text:span text:style-name="T7_365"><text:s/></text:span><text:span text:style-name="T7_366">an</text:span><text:span text:style-name="T7_367"><text:s/></text:span><text:span text:style-name="T7_368">important</text:span><text:span text:style-name="T7_369"><text:s/></text:span><text:span text:style-name="T7_370">and</text:span><text:span text:style-name="T7_371"><text:s/></text:span><text:span text:style-name="T7_372">useful</text:span><text:span text:style-name="T7_373"><text:s/></text:span><text:span text:style-name="T7_374">skill</text:span><text:span text:style-name="T7_375"><text:s/></text:span><text:span text:style-name="T7_376">set</text:span><text:span text:style-name="T7_377"><text:s/></text:span><text:span text:style-name="T7_378">to</text:span><text:span text:style-name="T7_379"><text:s/></text:span><text:span text:style-name="T7_380">have</text:span><text:span text:style-name="T7_381"><text:s/></text:span><text:span text:style-name="T7_382">under</text:span><text:span text:style-name="T7_383"><text:s/></text:span><text:span text:style-name="T7_384">your</text:span><text:span text:style-name="T7_385"><text:s/></text:span><text:span text:style-name="T7_386">belt</text:span><text:span text:style-name="T7_387">.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